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/>
    <style:style style:name="P2" style:family="paragraph" style:parent-style-name="Standard">
      <style:paragraph-properties fo:orphans="0" fo:widows="0"/>
    </style:style>
    <style:style style:name="P3" style:family="paragraph" style:parent-style-name="Standard" style:list-style-name="WWNum1">
      <style:paragraph-properties fo:orphans="0" fo:widows="0"/>
    </style:style>
    <style:style style:name="P4" style:family="paragraph" style:parent-style-name="Standard" style:list-style-name="WWNum1">
      <style:paragraph-properties fo:orphans="0" fo:widows="0"/>
      <style:text-properties style:font-name="Cambria" style:text-underline-style="none" style:font-name-asian="Cambria1" style:font-name-complex="Cambria1"/>
    </style:style>
    <style:style style:name="P5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color="#333333" style:font-name="Cambria" fo:font-size="14pt" style:font-name-asian="Cambria1" style:font-size-asian="14pt" style:font-name-complex="Cambria1" style:font-size-complex="14pt"/>
    </style:style>
    <style:style style:name="P6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7" style:family="paragraph" style:parent-style-name="Standard" style:list-style-name="WWNum1">
      <style:paragraph-properties fo:margin-top="0in" fo:margin-bottom="0in" loext:contextual-spacing="false" fo:line-height="115%"/>
    </style:style>
    <style:style style:name="P8" style:family="paragraph" style:parent-style-name="Standard">
      <style:paragraph-properties fo:margin-top="0in" fo:margin-bottom="0.0972in" loext:contextual-spacing="false" fo:line-height="115%" fo:orphans="0" fo:widows="0"/>
    </style:style>
    <style:style style:name="P9" style:family="paragraph" style:parent-style-name="Standard" style:list-style-name="WWNum1">
      <style:paragraph-properties fo:margin-top="0in" fo:margin-bottom="0.0972in" loext:contextual-spacing="false" fo:line-height="115%" fo:orphans="0" fo:widows="0"/>
    </style:style>
    <style:style style:name="P10" style:family="paragraph" style:parent-style-name="Heading_20_4" style:list-style-name="WWNum1"/>
    <style:style style:name="P11" style:family="paragraph" style:parent-style-name="Heading_20_4" style:list-style-name="WWNum1">
      <style:paragraph-properties fo:margin-left="0in" fo:margin-right="0in" fo:text-indent="0in" style:auto-text-indent="false"/>
    </style:style>
    <style:style style:name="P12" style:family="paragraph" style:parent-style-name="Heading_20_4" style:list-style-name="WWNum1">
      <style:paragraph-properties fo:margin-top="0.0835in" fo:margin-bottom="0.0972in" loext:contextual-spacing="false" fo:line-height="115%"/>
    </style:style>
    <style:style style:name="P13" style:family="paragraph" style:parent-style-name="Title" style:master-page-name="Standard">
      <style:paragraph-properties fo:margin-top="0.1665in" fo:margin-bottom="0.0835in" loext:contextual-spacing="false" fo:line-height="100%" style:page-number="1"/>
    </style:style>
    <style:style style:name="T1" style:family="text">
      <style:text-properties style:font-name="Cambria" fo:font-size="21pt" style:font-name-asian="Cambria1" style:font-size-asian="21pt" style:font-name-complex="Cambria1" style:font-size-complex="21pt"/>
    </style:style>
    <style:style style:name="T2" style:family="text">
      <style:text-properties style:font-name="Cambria" style:font-name-asian="Cambria1" style:font-name-complex="Cambria1"/>
    </style:style>
    <style:style style:name="T3" style:family="text">
      <style:text-properties style:font-name="Cambria" style:text-underline-style="none" style:font-name-asian="Cambria1" style:font-name-complex="Cambria1"/>
    </style:style>
    <style:style style:name="T4" style:family="text">
      <style:text-properties style:font-name="Cambria" fo:font-weight="bold" style:font-name-asian="Cambria1" style:font-weight-asian="bold" style:font-name-complex="Cambria1"/>
    </style:style>
    <style:style style:name="T5" style:family="text">
      <style:text-properties style:font-name="Cambria" fo:font-size="14pt" style:font-name-asian="Cambria1" style:font-size-asian="14pt" style:font-name-complex="Cambria1" style:font-size-complex="14pt"/>
    </style:style>
    <style:style style:name="T6" style:family="text">
      <style:text-properties style:font-name="Cambria" fo:font-size="13pt" fo:font-style="italic" fo:font-weight="bold" style:font-name-asian="Cambria1" style:font-size-asian="13pt" style:font-style-asian="italic" style:font-weight-asian="bold" style:font-name-complex="Cambria1" style:font-size-complex="13pt"/>
    </style:style>
    <style:style style:name="T7" style:family="text">
      <style:text-properties style:font-name="Cambria" fo:font-style="italic" style:font-name-asian="Cambria1" style:font-style-asian="italic" style:font-name-complex="Cambria1"/>
    </style:style>
    <style:style style:name="T8" style:family="text">
      <style:text-properties fo:color="#333333" style:font-name="Cambria" fo:font-size="14pt" style:font-name-asian="Cambria1" style:font-size-asian="14pt" style:font-name-complex="Cambria1" style:font-size-complex="14pt"/>
    </style:style>
    <style:style style:name="T9" style:family="text">
      <style:text-properties style:font-name="Liberation Sans1" fo:font-size="13pt" fo:font-style="italic" fo:font-weight="bold" style:font-name-asian="Liberation Sans2" style:font-size-asian="13pt" style:font-style-asian="italic" style:font-weight-asian="bold" style:font-name-complex="Liberation Sans2" style:font-size-complex="13pt"/>
    </style:style>
    <style:style style:name="T10" style:family="text">
      <style:text-properties fo:color="#0000e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'Space Station 13': Transitioning to Open Source</text:span></text:p>
      <text:p text:style-name="Subtitle"><text:span text:style-name="T8">Kai Richardson, FOSSY 2023</text:span></text:p>
      <text:p text:style-name="P5"/>
      <text:p text:style-name="Heading_20_4"><text:span text:style-name="T2">Slide 0 - Cover</text:span></text:p>
      <text:list xml:id="list2111699191" text:style-name="WWNum1">
        <text:list-item>
          <text:list>
            <text:list-item>
              <text:list>
                <text:list-item>
                  <text:list>
                    <text:list-item>
                      <text:p text:style-name="P7"><text:span text:style-name="T2">Hi everyone!</text:span></text:p>
                    </text:list-item>
                    <text:list-item>
                      <text:p text:style-name="P7"><text:span text:style-name="T2">I’m Kai Richardson, a Maintainer for Goonstation, a flavor of Space Station 13.</text:span></text:p>
                    </text:list-item>
                    <text:list-item>
                      <text:p text:style-name="P7"><text:span text:style-name="T2">I guess, has anyone here actually heard of it?</text:span></text:p>
                    </text:list-item>
                    <text:list-item>
                      <text:p text:style-name="P7"><text:span text:style-name="T2">Great, so let’s dive in. This presentation is on a Windows laptop, by the way.</text:span></text:p>
                    </text:list-item>
                    <text:list-item>
                      <text:p text:style-name="P11"><text:span text:style-name="T2">Slide 1 - Introduction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><text:span text:style-name="T2">So, what is Goonstation?</text:span></text:p>
      <text:p text:style-name="P8"><text:span text:style-name="T2">I would broadly describe ourselves as a </text:span><text:span text:style-name="T4">game development community</text:span><text:span text:style-name="T2"> supporting 4ish game servers, with around </text:span><text:span text:style-name="T4">120 players</text:span><text:span text:style-name="T2"> online on average.</text:span></text:p>
      <text:p text:style-name="P8"><text:span text:style-name="T2">Our specific flavor of the game has been open-source for</text:span><text:span text:style-name="T4"> three years</text:span><text:span text:style-name="T2">.</text:span></text:p>
      <text:p text:style-name="P8"><text:span text:style-name="T2">We have around </text:span><text:span text:style-name="T4">59 thousand</text:span><text:span text:style-name="T2"> commits, have over </text:span><text:span text:style-name="T4">330 contributors</text:span><text:span text:style-name="T2">, and get around </text:span><text:span text:style-name="T4">10-20 community</text:span><text:span text:style-name="T2"> contributions per day.</text:span></text:p>
      <text:p text:style-name="P8"><text:span text:style-name="T2">There’s a few asterisks - which I’ll get to in a minute.</text:span></text:p>
      <text:list xml:id="list224110777246366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1"><text:span text:style-name="T2">Slide 3 (many) - <text:s/>What is SS13?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><text:span text:style-name="T2">Space Station 13 as a whole can be broadly described as a </text:span><text:span text:style-name="T4">top-down</text:span><text:span text:style-name="T2"> multiplayer round-based role playing game, set on a space station. </text:span></text:p>
      <text:p text:style-name="P8"><text:span text:style-name="T2">The game originally started development in </text:span><text:span text:style-name="T4">2003. </text:span></text:p>
      <text:p text:style-name="P8"><text:span text:style-name="T2">However, not much really changed with the game until </text:span><text:span text:style-name="T4">2009</text:span><text:span text:style-name="T2">, when the source was first made available,</text:span></text:p>
      <text:p text:style-name="P8"><text:span text:style-name="T2">mainly in the form of </text:span><text:span text:style-name="T4">revision 4407</text:span><text:span text:style-name="T2"> of our codebase.</text:span></text:p>
      <text:list xml:id="list224110656993251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0"><text:bookmark text:name="_ywnhvcnmekws"/><text:span text:style-name="T2">Slide 4 - <text:s/>What is SS13?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><text:soft-page-break/><text:span text:style-name="T2">So, here’s how it looked in 2009 with revision 4407 - the reason for the name is that we still used SVN back then.</text:span></text:p>
      <text:list xml:id="list224110232189069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0"><text:bookmark text:name="_jjz94qco4cdx"/><text:span text:style-name="T2">Slide 5 - <text:s/>What is SS13?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2">Here [*point to /tg/], the larger open-source contributing community forked off.</text:span></text:p>
      <text:list xml:id="list224109480959079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0"><text:bookmark text:name="_6sibsoyibg0j"/><text:span text:style-name="T2">Slide 6 - <text:s/>What is SS13?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2">There were more forks…</text:span></text:p>
      <text:list xml:id="list224109965115071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0"><text:bookmark text:name="_83zm1lfzlhb3"/><text:span text:style-name="T2">Slide 7 - <text:s/>What is SS13?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2">…and even more. This is actually a pretty cut-down version of the family tree.</text:span></text:p>
      <text:list xml:id="list224109162608858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0"><text:bookmark text:name="_44bdsly2jnd5"/><text:span text:style-name="T2">Slide 8 - <text:s/>What is SS13?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2">Over here in the yellow [*points to oss] brings us to 2020 - going open source.</text:span></text:p>
      <text:list xml:id="list224108850177546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1"><text:span text:style-name="T2">Slide 9 - Open Sourc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><text:span text:style-name="T2">After being closed source for 11 years, we open-sourced our code on April 1st, 2020 - we thought it’d be a bit funny. </text:span></text:p>
      <text:p text:style-name="P8"><text:span text:style-name="T2">Most people thought it was a joke, until the next day when the codebase was still there. But, it took a lot of work to get to the current contribution experience.</text:span></text:p>
      <text:p text:style-name="P8"><text:span text:style-name="T4">And here’s the caveat of the talk:</text:span><text:span text:style-name="T2"> The Official Goonstation servers aren’t 100% open source, depending on how you measure it. </text:span></text:p>
      <text:p text:style-name="P8"><text:span text:style-name="T2">We currently have maintained a small (1-4%) closed-source secret git submodule for mainly a few things: mysterious one-off storytelling events, </text:span><text:span text:style-name="T7">some</text:span><text:span text:style-name="T2"> code for ban evasion detection, and gimmick features for gameserver admins. </text:span></text:p>
      <text:p text:style-name="P8"><text:span text:style-name="T2">You could consider it a </text:span><text:span text:style-name="T4">server-side extension</text:span><text:span text:style-name="T2"> to the official game servers, </text:span><text:span text:style-name="T4">or not.</text:span></text:p>
      <text:list xml:id="list224109434915221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0"><text:bookmark text:name="_7275aevs1fdz"/><text:span text:style-name="T2">Slide 10 - Open Source</text:span></text:p>
                    </text:list-item>
                    <text:list-item>
                      <text:p text:style-name="P9"><text:span text:style-name="T2">However, the</text:span><text:span text:style-name="T4"> </text:span><text:span text:style-name="T2">extreme majority of our code, and </text:span><text:span text:style-name="T4">just about everything we do</text:span><text:span text:style-name="T2"> is open-source, so we generally brand ourselves</text:span><text:span text:style-name="T4"> </text:span><text:span text:style-name="T2">as such.</text:span><text:span text:style-name="T4"> </text:span></text:p>
                    </text:list-item>
                    <text:list-item>
                      <text:p text:style-name="P9"><text:span text:style-name="T2">For example, </text:span><text:span text:style-name="T4">our website</text:span><text:span text:style-name="T2">, API and </text:span><text:span text:style-name="T4">CI/CD</text:span><text:span text:style-name="T2">, and </text:span><text:span text:style-name="T4">bots</text:span><text:span text:style-name="T2"> - all open source.</text:span></text:p>
                    </text:list-item>
                    <text:list-item>
                      <text:p text:style-name="P9"><text:span text:style-name="T2">So, what are the sorts of things we had to do to get where we are, transitioning to open source without a real prior contribution community?</text:span></text:p>
                    </text:list-item>
                    <text:list-item>
                      <text:p text:style-name="P11"><text:span text:style-name="T2">Slide 11 - Initial Decisions [head]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><text:span text:style-name="T2">As with any organization going under a big change, there’s major initial decisions you have to make. I’ll be going over the main things that are necessary for every project.</text:span></text:p>
      <text:p text:style-name="P8"><text:soft-page-break/><text:span text:style-name="T2">Also, for the rest of this talk, I’ll be this little </text:span><text:span text:style-name="T4">P symbol</text:span><text:span text:style-name="T2"> to indicate if a software or service is proprietary.</text:span></text:p>
      <text:list xml:id="list224110562614663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0"><text:bookmark text:name="_ydse63luq6u5"/><text:span text:style-name="T2">Slide 12 - Licencing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><text:span text:style-name="T2">The first of these is what license you’re going to put the project under. </text:span></text:p>
      <text:p text:style-name="P8"><text:span text:style-name="T2">This can range from something very permissive like </text:span><text:span text:style-name="T4">MIT</text:span><text:span text:style-name="T2">, to something more restrictive but copyleft like </text:span><text:span text:style-name="T4">AGPL</text:span><text:span text:style-name="T2">.</text:span></text:p>
      <text:p text:style-name="P8"><text:span text:style-name="T2">For us, our licensing situation is slightly funny. Basically everything in the project is licensed under </text:span><text:span text:style-name="T4">CC–BY-NC-SA</text:span><text:span text:style-name="T2">. Or, Creative Commons Attribution Non-Commercial Share-Alike. </text:span></text:p>
      <text:p text:style-name="P8"><text:span text:style-name="T2">If you've worked with licenses before, this might sound a /bit funny/. </text:span></text:p>
      <text:p text:style-name="P8"><text:span text:style-name="T2">This family of licenses are mainly meant to license assets like sprites, </text:span><text:span text:style-name="T4">not code</text:span><text:span text:style-name="T2">. We had the disadvantage of being around for 11 years before open-sourcing, so we </text:span><text:span text:style-name="T4">inherited</text:span><text:span text:style-name="T2"> this interesting license choice. </text:span></text:p>
      <text:list xml:id="list224110549156136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1"><text:span text:style-name="T2">Slide 13 - Licensing 2</text:span></text:p>
                    </text:list-item>
                    <text:list-item>
                      <text:p text:style-name="P9"><text:span text:style-name="T2">As for choosing a license for your own project - you might be in a similar inherited situation, or you might be in the much more ‘fun’ boat of having to choose. </text:span></text:p>
                    </text:list-item>
                    <text:list-item>
                      <text:p text:style-name="P9"><text:span text:style-name="T4">This could be a whole talk by itself, </text:span><text:span text:style-name="T2">and I’m no copyright lawyer, but the basics of the choice is to consider how you want the community to operate. </text:span></text:p>
                    </text:list-item>
                    <text:list-item>
                      <text:p text:style-name="P9"><text:span text:style-name="T2">If you want all of the game (as well as eventual forks) to remain open-source, then maybe something like AGPL could be up your alley. </text:span></text:p>
                    </text:list-item>
                    <text:list-item>
                      <text:p text:style-name="P9"><text:span text:style-name="T2">Or, if you want to be able to make secret content, you might need something more lax. It also depends on your method of actually distributing the game.</text:span></text:p>
                    </text:list-item>
                    <text:list-item>
                      <text:p text:style-name="P12"><text:bookmark text:name="_d9jzm2t49h0n"/>Slide 14 - Costs</text:p>
                    </text:list-item>
                    <text:list-item>
                      <text:p text:style-name="P9"><text:span text:style-name="T2">For example, we run servers hosting our codebase. As we are a completely free game, we don't charge users to play.</text:span></text:p>
                    </text:list-item>
                    <text:list-item>
                      <text:p text:style-name="P9"><text:span text:style-name="T2">However, running all of our server infrastructure and related back end </text:span><text:span text:style-name="T4">does cost money.</text:span></text:p>
                    </text:list-item>
                    <text:list-item>
                      <text:p text:style-name="P12"><text:bookmark text:name="_wwtgbcnhm43i"/>Slide 15 - Costs</text:p>
                    </text:list-item>
                    <text:list-item>
                      <text:p text:style-name="P9"><text:span text:style-name="T2">We pay this by </text:span><text:span text:style-name="T4">soliciting donations</text:span><text:span text:style-name="T2"> from generous community members to help pay for costs - however in the past it was out of pocket.</text:span></text:p>
                    </text:list-item>
                    <text:list-item>
                      <text:p text:style-name="P9"><text:span text:style-name="T2">We personally accept donations on platforms such as</text:span><text:span text:style-name="T4"> Patreon</text:span><text:span text:style-name="T2"> and</text:span><text:span text:style-name="T4"> GitHub</text:span><text:span text:style-name="T2"> sponsors.</text:span></text:p>
                    </text:list-item>
                    <text:list-item>
                      <text:p text:style-name="P9"><text:span text:style-name="T2">There's also other great services like </text:span><text:span text:style-name="T4">ko-fi</text:span><text:span text:style-name="T2"> which don't have fees. That’s especially useful if you’re a small project where every cent pays the bills.</text:span></text:p>
                    </text:list-item>
                    <text:list-item>
                      <text:p text:style-name="P9"><text:span text:style-name="T2">But, all of these services are </text:span><text:span text:style-name="T4">proprietary</text:span><text:span text:style-name="T2"> - there’s some open-source solutions but you’ll eventually have to go through some payment provider.</text:span></text:p>
                    </text:list-item>
                    <text:list-item>
                      <text:p text:style-name="P12"><text:bookmark text:name="_fzfxbnghrkjv"/>Slide 16 - Distribution </text:p>
                    </text:list-item>
                    <text:list-item>
                      <text:p text:style-name="P9"><text:soft-page-break/><text:span text:style-name="T2">You also want to think about </text:span><text:span text:style-name="T4">where</text:span><text:span text:style-name="T2"> you're going to be distributing the source for your game. </text:span></text:p>
                    </text:list-item>
                    <text:list-item>
                      <text:p text:style-name="P9"><text:span text:style-name="T2">Ideally, it'd be in a format that people are already </text:span><text:span text:style-name="T4">familiar</text:span><text:span text:style-name="T2"> with to lower the contribution barrier. </text:span></text:p>
                    </text:list-item>
                    <text:list-item>
                      <text:p text:style-name="P9"><text:span text:style-name="T4">We personally</text:span><text:span text:style-name="T2"> use GitHub as that is where the majority of the larger space station 13 community resides, </text:span></text:p>
                    </text:list-item>
                    <text:list-item>
                      <text:p text:style-name="P9"><text:span text:style-name="T4">however</text:span><text:span text:style-name="T2"> you could also replace this with a service like GitLab or host it yourself. </text:span></text:p>
                    </text:list-item>
                    <text:list-item>
                      <text:p text:style-name="P10"><text:bookmark text:name="_u0bxct13i7qh"/>Slide 17 - Communication</text:p>
                    </text:list-item>
                    <text:list-item>
                      <text:p text:style-name="P9"><text:span text:style-name="T2">You’ll need to choose a platform for communication, so it’s important to be aware of the different types of community platforms.</text:span></text:p>
                    </text:list-item>
                    <text:list-item>
                      <text:p text:style-name="P9"><text:span text:style-name="T4">For example,</text:span><text:span text:style-name="T2"> one tailored towards chatting like IRC, or one for long discussions like a forum.</text:span></text:p>
                    </text:list-item>
                    <text:list-item>
                      <text:p text:style-name="P9"><text:span text:style-name="T2">In our case, right now we primarily use </text:span><text:span text:style-name="T4">Discord</text:span><text:span text:style-name="T2"> for communicating and planning and we have a forum set up for ideas and suggestions. <text:s/></text:span></text:p>
                    </text:list-item>
                    <text:list-item>
                      <text:p text:style-name="P9"><text:span text:style-name="T2">However, Discord is not open source, but you could replace it with a similar program like </text:span><text:span text:style-name="T4">Revolt. </text:span></text:p>
                    </text:list-item>
                    <text:list-item>
                      <text:p text:style-name="P9"><text:span text:style-name="T2">However, plenty of open-source communities purely work on platforms like </text:span><text:span text:style-name="T4">GitHub - </text:span><text:span text:style-name="T2">it’s really whatever you think is best for your community.</text:span></text:p>
                    </text:list-item>
                    <text:list-item>
                      <text:p text:style-name="P10"><text:bookmark text:name="_q80cb0spa5m7"/><text:span text:style-name="T2">Slide 18 - Initial Steps Recap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2">So, when starting off with a new open-source project, you’ll need to consider:</text:span></text:p>
      <text:p text:style-name="P2"><text:span text:style-name="T4">Licensing,</text:span></text:p>
      <text:p text:style-name="P2"><text:span text:style-name="T4">Costs,</text:span></text:p>
      <text:p text:style-name="P2"><text:span text:style-name="T4">Distribution</text:span></text:p>
      <text:p text:style-name="P2"><text:span text:style-name="T4">and Communication</text:span></text:p>
      <text:p text:style-name="P2"><text:span text:style-name="T2">before really building a community.</text:span></text:p>
      <text:list xml:id="list224108944229005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2"><text:bookmark text:name="_v8nsb7qpy0u1"/><text:span text:style-name="T2">Slide 1</text:span>9<text:span text:style-name="T2"> - Contributor Experience [head]</text:span></text:p>
                    </text:list-item>
                    <text:list-item>
                      <text:p text:style-name="P3"><text:span text:style-name="T2">Now, </text:span><text:span text:style-name="T7">after</text:span><text:span text:style-name="T2"> going open source, the next thing we tackled was the experience of each contributor.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lide 20<text:span text:style-name="T2"> - First Time User Experienc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<text:span text:style-name="T2">The most important thing we found is that the initial onboarding process for contributors is </text:span><text:span text:style-name="T4">crucial</text:span><text:span text:style-name="T2"> - </text:span></text:p>
      <text:p text:style-name="P8"><text:soft-page-break/><text:span text:style-name="T2">if it gets to be too much at once, potential contributors can get discouraged from contributing. </text:span></text:p>
      <text:p text:style-name="P8"><text:span text:style-name="T2">Having it </text:span><text:span text:style-name="T4">streamlined and easy to follow</text:span><text:span text:style-name="T2"> makes it easier for anyone, </text:span></text:p>
      <text:p text:style-name="P8"><text:span text:style-name="T2">even people who have never coded, made a sprite, or worked on a game </text:span><text:span text:style-name="T4">at all before.</text:span></text:p>
      <text:list xml:id="list224110589334415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0"><text:bookmark text:name="_igafq13sehsa"/><text:span text:style-name="T2">Slide 2</text:span>1<text:span text:style-name="T2"> - In-Depth Onboarding Guide</text:span></text:p>
                    </text:list-item>
                    <text:list-item>
                      <text:p text:style-name="P3"><text:span text:style-name="T2">One way we’ve tried to improve the first-time onboarding experience is having a </text:span><text:span text:style-name="T4">singular </text:span><text:span text:style-name="T2">point of entry: our Development Guide.</text:span></text:p>
                    </text:list-item>
                    <text:list-item>
                      <text:p text:style-name="P3"><text:span text:style-name="T2">It covers the whole </text:span><text:span text:style-name="T4">basic workflow, </text:span><text:span text:style-name="T2">from downloading git, to editing code and sprites, and then making a pull request. </text:span></text:p>
                    </text:list-item>
                    <text:list-item>
                      <text:p text:style-name="P3"><text:span text:style-name="T2">We aim to have both</text:span><text:span text:style-name="T4"> simple and</text:span><text:span text:style-name="T2"> advanced topics covered. </text:span></text:p>
                    </text:list-item>
                    <text:list-item>
                      <text:p text:style-name="P3"><text:span text:style-name="T2">For example, we have </text:span><text:span text:style-name="T4">in-depth guides</text:span><text:span text:style-name="T2"> on how to use a debugger or fix merge conflicts. </text:span></text:p>
                    </text:list-item>
                    <text:list-item>
                      <text:p text:style-name="P10"><text:bookmark text:name="_mxr1r1yg6p9s"/>Slide 22 - In-Depth Onboarding Guide (Detail)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2">So, it’s a big long markdown document that goes through everything.</text:span></text:p>
      <text:list xml:id="list224109192657596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0"><text:bookmark text:name="_1rj6himl9v3x"/><text:span text:style-name="T2">Slide 2</text:span>3<text:span text:style-name="T2"> - Clear Contributing Guidelines</text:span></text:p>
                    </text:list-item>
                    <text:list-item>
                      <text:p text:style-name="P3"><text:span text:style-name="T2">Another thing we’ve found to be important for the quality of our game is to have easily-referenceable </text:span><text:span text:style-name="T4">guidelines</text:span><text:span text:style-name="T2"> for each asset type.</text:span></text:p>
                    </text:list-item>
                    <text:list-item>
                      <text:p text:style-name="P3"><text:span text:style-name="T2">This means we have </text:span><text:span text:style-name="T4">guidelines</text:span><text:span text:style-name="T2"> on </text:span></text:p>
                    </text:list-item>
                    <text:list-item>
                      <text:p text:style-name="P3"><text:span text:style-name="T4">basic code formatting</text:span><text:span text:style-name="T2">, </text:span></text:p>
                    </text:list-item>
                    <text:list-item>
                      <text:p text:style-name="P3"><text:span text:style-name="T2">what</text:span><text:span text:style-name="T4"> sprites</text:span><text:span text:style-name="T2"> should look like, </text:span></text:p>
                    </text:list-item>
                    <text:list-item>
                      <text:p text:style-name="P3"><text:span text:style-name="T2">the qualities of </text:span><text:span text:style-name="T4">audio </text:span><text:span text:style-name="T2">we want, and </text:span><text:span text:style-name="T4">more. </text:span></text:p>
                    </text:list-item>
                    <text:list-item>
                      <text:p text:style-name="P10"><text:bookmark text:name="_159lheyvr10a"/><text:span text:style-name="T2">Slide 2</text:span>4<text:span text:style-name="T2"> - Clear Contributing Guidelines</text:span></text:p>
                    </text:list-item>
                    <text:list-item>
                      <text:p text:style-name="P1"><text:span text:style-name="T2">For example, here are some of the graphics from our spriting guide. Most of the guides are just a lot of text, though.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<text:bookmark text:name="_9rn2eu3ei8vr"/><text:span text:style-name="T2">Slide 2</text:span>5<text:span text:style-name="T2"> - Digestible Onboarding</text:span></text:p>
                                </text:list-item>
                                <text:list-item>
                                  <text:p text:style-name="P3"><text:span text:style-name="T2">Finally, we’ve tried to intentionally create areas where the bar to contributing is a</text:span><text:span text:style-name="T4">s low as possible.</text:span><text:span text:style-name="T2"> </text:span></text:p>
                                </text:list-item>
                                <text:list-item>
                                  <text:p text:style-name="P3"><text:span text:style-name="T2">Every few months (we tried to do monthly but it’s a lot of work) we hold a </text:span><text:span text:style-name="T4">small contest</text:span><text:span text:style-name="T2"> to contribute </text:span><text:span text:style-name="T4">small</text:span><text:span text:style-name="T2"> pieces of content. </text:span></text:p>
                                </text:list-item>
                                <text:list-item>
                                  <text:p text:style-name="P3"><text:soft-page-break/><text:span text:style-name="T2">For example, a very small 3x5 room used in </text:span><text:span text:style-name="T4">procedural generation</text:span><text:span text:style-name="T2"> or the ingredients in a wacky soda from a vending machine. </text:span></text:p>
                                </text:list-item>
                                <text:list-item>
                                  <text:p text:style-name="P3"><text:span text:style-name="T2">I believe these small contributions let non-traditional contributors </text:span><text:span text:style-name="T4">make their mark</text:span><text:span text:style-name="T2"> on the game, and demonstrate how easy it can be to contribute anything at all.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<text:bookmark text:name="_3h83g8itjmmv"/>Slide 26 - Controversial Changes</text:p>
                    </text:list-item>
                    <text:list-item>
                      <text:p text:style-name="P9"><text:span text:style-name="T2">Eventually, players/contributors will </text:span><text:span text:style-name="T4">disagree</text:span><text:span text:style-name="T2"> with maintainer decisions. </text:span></text:p>
                    </text:list-item>
                    <text:list-item>
                      <text:p text:style-name="P9"><text:span text:style-name="T2">These often will be things like</text:span><text:span text:style-name="T4"> balance</text:span><text:span text:style-name="T2"> changes, </text:span><text:span text:style-name="T4">removal</text:span><text:span text:style-name="T2"> of features, or simply </text:span><text:span text:style-name="T4">not merging</text:span><text:span text:style-name="T2"> something.</text:span></text:p>
                    </text:list-item>
                    <text:list-item>
                      <text:p text:style-name="P9"><text:span text:style-name="T2">This is fairly </text:span><text:span text:style-name="T4">inevitable</text:span><text:span text:style-name="T2">, as not everyone agrees on everything! </text:span></text:p>
                    </text:list-item>
                    <text:list-item>
                      <text:p text:style-name="P9"><text:span text:style-name="T4">However,</text:span><text:span text:style-name="T2"> it's important to handle these decisions</text:span><text:span text:style-name="T4"> </text:span><text:span text:style-name="T2">transparently.</text:span></text:p>
                    </text:list-item>
                    <text:list-item>
                      <text:p text:style-name="P12"><text:bookmark text:name="_z4hx70j3mx5t"/>Slide 27 - Town Halls</text:p>
                    </text:list-item>
                    <text:list-item>
                      <text:p text:style-name="P9"><text:span text:style-name="T2">For example, a popular way for development teams to get feedback from players has been through the use of </text:span><text:span text:style-name="T4">frequent town halls</text:span><text:span text:style-name="T2">, operating as q&amp;a sessions. </text:span></text:p>
                    </text:list-item>
                    <text:list-item>
                      <text:p text:style-name="P9"><text:span text:style-name="T2">But, honestly, it</text:span><text:span text:style-name="T4"> hasn’t really worked </text:span><text:span text:style-name="T2">out for us. </text:span></text:p>
                    </text:list-item>
                    <text:list-item>
                      <text:p text:style-name="P9"><text:span text:style-name="T2">We’ve found that they put a</text:span><text:span text:style-name="T4"> lot of burden</text:span><text:span text:style-name="T2"> on our volunteer team, as a handful of people need to spend potentially hours answering </text:span><text:span text:style-name="T4">duplicate</text:span><text:span text:style-name="T2"> questions. </text:span></text:p>
                    </text:list-item>
                    <text:list-item>
                      <text:p text:style-name="P9"><text:span text:style-name="T2">We’ve also tried an </text:span><text:span text:style-name="T4">asynchronous</text:span><text:span text:style-name="T2"> version where players could submit their questions ahead of time but that</text:span><text:span text:style-name="T4"> still took hours</text:span><text:span text:style-name="T2"> to craft answers to each and every question.</text:span></text:p>
                    </text:list-item>
                    <text:list-item>
                      <text:p text:style-name="P12"><text:bookmark text:name="_f5a1fel7ubyi"/>Slide 28 - Communication</text:p>
                    </text:list-item>
                    <text:list-item>
                      <text:p text:style-name="P9"><text:span text:style-name="T2">One way to potentially head off players being disappointed about changes not making it in is to be clear about </text:span><text:span text:style-name="T4">expectations</text:span><text:span text:style-name="T2">, how maintainers will communicate how they feel about projects. </text:span></text:p>
                    </text:list-item>
                    <text:list-item>
                      <text:p text:style-name="P9"><text:span text:style-name="T2">One way we've found to help with this is to give</text:span><text:span text:style-name="T4"> continuous feedback</text:span><text:span text:style-name="T2"> on proposed features. </text:span></text:p>
                    </text:list-item>
                    <text:list-item>
                      <text:p text:style-name="P12"><text:bookmark text:name="_ou6ytvv2bsrl"/>Slide 29/30 - #Player-Projects</text:p>
                    </text:list-item>
                    <text:list-item>
                      <text:p text:style-name="P9"><text:span text:style-name="T2">We use Discord </text:span><text:span text:style-name="T4">Forum</text:span><text:span text:style-name="T2">s for this, but this can be implemented using traditional forum software as well (we just wanted to consolidate). </text:span></text:p>
                    </text:list-item>
                    <text:list-item>
                      <text:p text:style-name="P9"><text:span text:style-name="T2">Essentially, we have a </text:span><text:span text:style-name="T4">subforum</text:span><text:span text:style-name="T2"> where contributors can</text:span><text:span text:style-name="T4"> create</text:span><text:span text:style-name="T2"> threads about their projects.</text:span></text:p>
                    </text:list-item>
                    <text:list-item>
                      <text:p text:style-name="P9"><text:span text:style-name="T2">This also acts as an </text:span><text:span text:style-name="T4">official venue</text:span><text:span text:style-name="T2"> for contributors to</text:span><text:span text:style-name="T4"> advertise</text:span><text:span text:style-name="T2"> their projects and perhaps attract co-contributors. </text:span></text:p>
                    </text:list-item>
                    <text:list-item>
                      <text:p text:style-name="P12"><text:bookmark text:name="_7jr592hmx2oi"/>Slide 30 - Player Project Difficulties</text:p>
                    </text:list-item>
                    <text:list-item>
                      <text:p text:style-name="P9"><text:span text:style-name="T2">However, this idea took some work to become especially useful to us. </text:span></text:p>
                    </text:list-item>
                    <text:list-item>
                      <text:p text:style-name="P9"><text:soft-page-break/><text:span text:style-name="T4">At first, </text:span><text:span text:style-name="T2">the venue was being used as a </text:span><text:span text:style-name="T4">dumping ground </text:span><text:span text:style-name="T2">for ideas - which while they might be interesting, there was just nobody working on them, which wasn’t really the point of the space.</text:span></text:p>
                    </text:list-item>
                    <text:list-item>
                      <text:p text:style-name="P9"><text:span text:style-name="T4">Our solution</text:span><text:span text:style-name="T2"> was to impose some small restrictions like having to have a somewhat fleshed-out design document, so people need to commit at least a little bit to an idea.</text:span></text:p>
                    </text:list-item>
                    <text:list-item>
                      <text:p text:style-name="P12"><text:bookmark text:name="_yxmgukctx8ia"/>Slide 31 - Design Document</text:p>
                    </text:list-item>
                    <text:list-item>
                      <text:p text:style-name="P9"><text:span text:style-name="T2">For the design document template, there’s a few main sections.</text:span></text:p>
                    </text:list-item>
                    <text:list-item>
                      <text:p text:style-name="P9"><text:span text:style-name="T2">The first, the </text:span><text:span text:style-name="T4">abstract,</text:span><text:span text:style-name="T2"> is a few sentence pitch for people new to the idea.</text:span></text:p>
                    </text:list-item>
                    <text:list-item>
                      <text:p text:style-name="P9"><text:span text:style-name="T2">Then we have </text:span><text:span text:style-name="T4">goals and non-goals:</text:span><text:span text:style-name="T2"> things you want, and don’t want.</text:span></text:p>
                    </text:list-item>
                    <text:list-item>
                      <text:p text:style-name="P9"><text:span text:style-name="T2">The </text:span><text:span text:style-name="T4">content </text:span><text:span text:style-name="T2">section is all about the actual implementation, whereas the </text:span><text:span text:style-name="T4">alternatives </text:span><text:span text:style-name="T2">section concerns what you’ll do if things aren’t feasible. </text:span></text:p>
                    </text:list-item>
                    <text:list-item>
                      <text:p text:style-name="P9"><text:span text:style-name="T2">The f</text:span><text:span text:style-name="T4">inal and most important section</text:span><text:span text:style-name="T2"> is about what potential changes you could foresee happening if people disagree with parts of your idea.</text:span></text:p>
                    </text:list-item>
                    <text:list-item>
                      <text:p text:style-name="P12"><text:bookmark text:name="_ivot1xncxpkm"/>Slide 32 - Success!</text:p>
                    </text:list-item>
                    <text:list-item>
                      <text:p text:style-name="P9"><text:span text:style-name="T2">So, here are some examples of projects that have gone through this process.</text:span></text:p>
                    </text:list-item>
                    <text:list-item>
                      <text:p text:style-name="P9"><text:span text:style-name="T2">We’ve had </text:span><text:span text:style-name="T4">a map</text:span><text:span text:style-name="T2"> added that is mainly worked on and maintained by a single contributor.</text:span></text:p>
                    </text:list-item>
                    <text:list-item>
                      <text:p text:style-name="P9"><text:span text:style-name="T2">We’ve had </text:span><text:span text:style-name="T4">multiple contributors</text:span><text:span text:style-name="T2"> come together to a whole gamemode, reworking so much foundational code in the process.</text:span></text:p>
                    </text:list-item>
                    <text:list-item>
                      <text:p text:style-name="P9"><text:span text:style-name="T2">Right now, we have a </text:span><text:span text:style-name="T4">fishing expansion</text:span><text:span text:style-name="T2"> that is being sponsored and shepherded by a maintainer.</text:span></text:p>
                    </text:list-item>
                    <text:list-item>
                      <text:p text:style-name="P12"><text:bookmark text:name="_jqokpwjnftos"/>Slide 33 - Agreement </text:p>
                    </text:list-item>
                    <text:list-item>
                      <text:p text:style-name="P9"><text:span text:style-name="T2">At the end of the day though, some people</text:span><text:span text:style-name="T4"> just won't agree.</text:span><text:span text:style-name="T2"> There might just be a foundational incompatibility in design philosophy. </text:span></text:p>
                    </text:list-item>
                    <text:list-item>
                      <text:p text:style-name="P9"><text:span text:style-name="T2">This is part of the beauty of </text:span><text:span text:style-name="T4">open-source</text:span><text:span text:style-name="T2"> - anyone can start a fork. <text:s/></text:span></text:p>
                    </text:list-item>
                    <text:list-item>
                      <text:p text:style-name="P9"><text:span text:style-name="T4">For example</text:span><text:span text:style-name="T2">, people have used our codebase as a curated persistent storytelling platform, an experimental testbed, and more.</text:span></text:p>
                    </text:list-item>
                    <text:list-item>
                      <text:p text:style-name="P10"><text:bookmark text:name="_ftdmasjtt9u"/><text:span text:style-name="T2">Slide </text:span>34<text:span text:style-name="T2"> - Contributor Recap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2">xxyyzzxxyyzzxxyyzzxxyyzzxxyyzzxxyyzzxxyyzzxxyyzzxxyyzzxxyyzzxxyyzzxxyyzzxxyyzzxxyyzzxxyyzzxxyyzzxxyyzzxxyyzzxxyyzzxxyyzzxxyyzzxxyyzzxxyyzzxxyyzzxxyyzzxxyyzzxxyyzzxxyyzzxxyyzzxxyyzzxxyyzzxxyyzzxxyyzzxxyyzzxxyyzzxxyyzzxxyyzzxxyyzzxxyyzzxxyyzzxxyyzzxxyyzzxxyyzzxxyyzz</text:span></text:p>
      <text:list xml:id="list224110091710824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2"><text:bookmark text:name="_n5b1k19a9xdx"/>Slide 35 - Maintainer Experience [head]</text:p>
                    </text:list-item>
                    <text:list-item>
                      <text:p text:style-name="P1"><text:span text:style-name="T2">Now, I want to talk a little bit about how we've lessened the work maintainers need to do, reducing overhead. </text:span></text:p>
                    </text:list-item>
                    <text:list-item>
                      <text:p text:style-name="P10"><text:soft-page-break/><text:span text:style-name="T2">Slide </text:span>36<text:span text:style-name="T2"> - Combating Maint Burnou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><text:span text:style-name="T2">This being a </text:span><text:span text:style-name="T4">completely free</text:span><text:span text:style-name="T2"> game, we don't really have funds to pay contributors with - while we do collect donations for server costs, we don't take out any money to pay ourselves.</text:span></text:p>
      <text:p text:style-name="P8"><text:span text:style-name="T2">So, we can't really expect nearly the amount of work someone would expect from an actual employee of a company - everything's on a</text:span><text:span text:style-name="T4"> purely volunteer basis. </text:span></text:p>
      <text:p text:style-name="P8"><text:span text:style-name="T2">If nobody wants to do anything it just</text:span><text:span text:style-name="T4"> doesn't get done.</text:span><text:span text:style-name="T2"> This has resulted in a saying,</text:span><text:span text:style-name="T4"> ‘when you code it’.</text:span></text:p>
      <text:p text:style-name="P8"><text:span text:style-name="T4">It’s</text:span><text:span text:style-name="T2"> especially critical for contributors to not burn themselves out and overextend themselves. </text:span></text:p>
      <text:list xml:id="list224110034631598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0"><text:bookmark text:name="_m0gtlxppq15l"/><text:span text:style-name="T2">Slide </text:span>37<text:span text:style-name="T2"> - Feature Freezes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><text:span text:style-name="T2">Feature freezes are opportunities for a lot of things. </text:span></text:p>
      <text:p text:style-name="P8"><text:span text:style-name="T2">For those unfamiliar with the term, essentially that means for some period of time (we normally do a month), </text:span><text:span text:style-name="T4">new features aren’t</text:span><text:span text:style-name="T2"> added to the game.</text:span></text:p>
      <text:p text:style-name="P8"><text:span text:style-name="T2">Traditionally this allows contributors to focus on</text:span><text:span text:style-name="T4"> fixing backlogs</text:span><text:span text:style-name="T2"> of bugs that might not otherwise get addressed.</text:span></text:p>
      <text:p text:style-name="P8"><text:span text:style-name="T2">However we also use them as opportunities to work on</text:span><text:span text:style-name="T4"> large-scale refactors</text:span><text:span text:style-name="T2"> that would disrupt the normal flow of PRs immensely. </text:span></text:p>
      <text:p text:style-name="P8"><text:span text:style-name="T2">And finally it's an opportunity to </text:span><text:span text:style-name="T4">take a break</text:span><text:span text:style-name="T2"> and prevent burnout. </text:span></text:p>
      <text:p text:style-name="P8"><text:span text:style-name="T2">For example, we usually have one during December because everyone is off for holidays and spending time with family anyways. </text:span></text:p>
      <text:list xml:id="list224109626026637" text:continue-numbering="true" text:style-name="WWNum1">
        <text:list-item>
          <text:p text:style-name="P10"><text:bookmark text:name="_s5lrq520sny5"/><text:span text:style-name="T2">Slide </text:span>38<text:span text:style-name="T2"> - Backlog</text:span></text:p>
        </text:list-item>
      </text:list>
      <text:p text:style-name="P2"><text:span text:style-name="T2">And so as far as merging and reviewing PRs on a</text:span><text:span text:style-name="T4"> timely basis</text:span><text:span text:style-name="T2">, it can definitely be </text:span><text:span text:style-name="T4">difficult</text:span><text:span text:style-name="T2"> with an all-volunteer team. </text:span></text:p>
      <text:p text:style-name="P2"><text:span text:style-name="T2">People’s lives just get busy. </text:span></text:p>
      <text:p text:style-name="P2"><text:span text:style-name="T2">One way to help speed up this process is to let the</text:span><text:span text:style-name="T4"> larger community</text:span><text:span text:style-name="T2"> help out in small but significant ways.</text:span></text:p>
      <text:list xml:id="list224109006003991" text:continue-numbering="true" text:style-name="WWNum1">
        <text:list-item>
          <text:p text:style-name="P10"><text:bookmark text:name="_tzzhsc1qe7ig"/><text:span text:style-name="T2">Slide </text:span>39<text:span text:style-name="T2"> - Triage</text:span></text:p>
        </text:list-item>
      </text:list>
      <text:p text:style-name="P2"><text:span text:style-name="T2">One such way is by having an extremely </text:span><text:span text:style-name="T4">easy-to-join</text:span><text:span text:style-name="T2"> ‘triage team.’ </text:span></text:p>
      <text:p text:style-name="P2"><text:span text:style-name="T2">On the GitHub platform, members with triage permissions can do basic tasks like </text:span><text:span text:style-name="T4">labeling</text:span><text:span text:style-name="T2"> pull requests and issues, </text:span></text:p>
      <text:p text:style-name="P2"><text:span text:style-name="T4">requesting</text:span><text:span text:style-name="T2"> reviews, and more. </text:span></text:p>
      <text:p text:style-name="P2"><text:span text:style-name="T2">We set up a </text:span><text:span text:style-name="T4">simple form</text:span><text:span text:style-name="T2"> that just asks for their game and GitHub username, and </text:span><text:span text:style-name="T4">that’s it. </text:span></text:p>
      <text:p text:style-name="P2"><text:soft-page-break/><text:span text:style-name="T2">By keeping the barrier low, we enable more people to help out.</text:span></text:p>
      <text:list xml:id="list224109526314402" text:continue-numbering="true" text:style-name="WWNum1">
        <text:list-item>
          <text:p text:style-name="P10"><text:bookmark text:name="_5u6vlujgs1z6"/><text:span text:style-name="T2">Slide </text:span>41 <text:span text:style-name="T2">- </text:span>Organization</text:p>
        </text:list-item>
      </text:list>
      <text:p text:style-name="P2"><text:span text:style-name="T2">With a triage team, it’s also important to have labels that matter.</text:span></text:p>
      <text:p text:style-name="P2"><text:span text:style-name="T2">In our case, we have 3 main types of labels for our issues and pull requests: Areas, Categories, and Status. Kudos to Bevy for this system. </text:span></text:p>
      <text:p text:style-name="P2"><text:span text:style-name="T2">The </text:span><text:span text:style-name="T4">Area </text:span><text:span text:style-name="T2">defines the part of the game it impacts, like the medical system vs an AI change. </text:span></text:p>
      <text:p text:style-name="P2"><text:span text:style-name="T4">Categories</text:span><text:span text:style-name="T2"> explain if it’s a bug, a rework PR, a new feature, etc. </text:span></text:p>
      <text:p text:style-name="P2"><text:span text:style-name="T4">Status</text:span><text:span text:style-name="T2"> is used to mark PRs that have a merge conflict, open for adoption to another contributor, and more. </text:span></text:p>
      <text:list xml:id="list224109890668583" text:continue-numbering="true" text:style-name="WWNum1">
        <text:list-item>
          <text:p text:style-name="P10"><text:bookmark text:name="_cpk41yxy505w"/>Slide 42 - Organization</text:p>
        </text:list-item>
      </text:list>
      <text:p text:style-name="P2"><text:span text:style-name="T2">One such tag that helps decrease the maintainer workload is the ‘</text:span><text:span text:style-name="T4">Ready for Final Review</text:span><text:span text:style-name="T2">’ status tag. </text:span></text:p>
      <text:p text:style-name="P2"><text:span text:style-name="T2">A maintainer or triage member can put that label on a PR to indicate that it’s been reviewed by a few people (such as community members) and just needs one more look over. </text:span></text:p>
      <text:p text:style-name="P2"><text:span text:style-name="T2">This is one of the ways we help</text:span><text:span text:style-name="T4"> encourage people</text:span><text:span text:style-name="T2"> of any skill level to help out and do community reviews.</text:span></text:p>
      <text:list xml:id="list224110617950538" text:continue-numbering="true" text:style-name="WWNum1">
        <text:list-item>
          <text:p text:style-name="P10"><text:bookmark text:name="_5rf568v353af"/><text:span text:style-name="T2">Slide </text:span>43<text:span text:style-name="T2"> - Maintainer Recap</text:span></text:p>
        </text:list-item>
      </text:list>
      <text:p text:style-name="P2"><text:span text:style-name="T2">So, to recap:</text:span></text:p>
      <text:p text:style-name="P2"><text:span text:style-name="T2">To help with maintainer </text:span><text:span text:style-name="T4">burnout, </text:span><text:span text:style-name="T2">it’s important to not overextend yourselves and take </text:span><text:span text:style-name="T4">breaks</text:span><text:span text:style-name="T2">.</text:span></text:p>
      <text:p text:style-name="P2"><text:span text:style-name="T2">By enlisting the greater community to help, whether that be</text:span><text:span text:style-name="T4"> labeling</text:span><text:span text:style-name="T2"> issues or </text:span><text:span text:style-name="T4">engaging</text:span><text:span text:style-name="T2"> in community review, there’s less work for everyone involved.</text:span></text:p>
      <text:list xml:id="list224109900521049" text:continue-numbering="true" text:style-name="WWNum1">
        <text:list-item>
          <text:p text:style-name="P10"><text:bookmark text:name="_56naelils1zk"/><text:span text:style-name="T2">Slide </text:span>44<text:span text:style-name="T2"> - Closing Thoughts</text:span></text:p>
        </text:list-item>
      </text:list>
      <text:p text:style-name="P2"><text:span text:style-name="T2">It definitely was a </text:span><text:span text:style-name="T4">challenge</text:span><text:span text:style-name="T2"> to get to our current contributor experience, but definitely </text:span><text:span text:style-name="T4">achievable </text:span><text:span text:style-name="T2">after lots of work from the community and the team.</text:span></text:p>
      <text:p text:style-name="P2"><text:span text:style-name="T2">By </text:span><text:span text:style-name="T4">trying out ideas</text:span><text:span text:style-name="T2"> from the community, you can help make it a better place for everyone to collaborate.</text:span></text:p>
      <text:p text:style-name="P2"><text:span text:style-name="T2">We’re </text:span><text:span text:style-name="T4">really glad</text:span><text:span text:style-name="T2"> we moved to open-source - we’ve had so many great collaborations happen as a result.</text:span></text:p>
      <text:list xml:id="list224110375180891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0"><text:bookmark text:name="_bpiph6jsdzrv"/><text:span text:style-name="T2">Slide inf-2 - Acknowledgements</text:span></text:p>
                    </text:list-item>
                    <text:list-item>
                      <text:p text:style-name="P3"><text:span text:style-name="T2">I would definitely like to thank my amazing team and the community for this wonderful journey into the world of open-source.</text:span></text:p>
                    </text:list-item>
                    <text:list-item>
                      <text:p text:style-name="P3"><text:soft-page-break/><text:span text:style-name="T4">If you're looking</text:span><text:span text:style-name="T2"> for more thoughts on this subject, I highly recommend checking out Alice Cecile’s talk from RustConf, or my fellow developer Pepper’s talk given at GDC last year.</text:span></text:p>
                    </text:list-item>
                    <text:list-item>
                      <text:p text:style-name="P4"/>
                    </text:list-item>
                    <text:list-item>
                      <text:p text:style-name="P1"><text:a xlink:type="simple" xlink:href="https://www.youtube.com/watch?v=u3PJaiSpbmc" text:style-name="ListLabel_20_1" text:visited-style-name="ListLabel_20_1"><text:span text:style-name="T10">RustConf 2022 - Your Open Source Repo Needs A Project Manager by Alice Cecile</text:span></text:a></text:p>
                    </text:list-item>
                    <text:list-item>
                      <text:p text:style-name="P1"><text:a xlink:type="simple" xlink:href="https://www.youtube.com/watch?v=z5sjwqUten0" text:style-name="ListLabel_20_1" text:visited-style-name="ListLabel_20_1"><text:span text:style-name="T10">'Space Station 13': Behind One of the Largest Open Source Games</text:span></text:a></text:p>
                    </text:list-item>
                    <text:list-item>
                      <text:p text:style-name="P10"><text:bookmark text:name="_x34f5u4yirdd"/><text:span text:style-name="T2">Slide inf-1 - Attribution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2">Here’s some attributions for the images in this talk…</text:span></text:p>
      <text:list xml:id="list224110826671212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0"><text:bookmark text:name="_mbffy54jcbt1"/><text:span text:style-name="T2">Slide inf - Closer - Q&amp;A</text:span></text:p>
                    </text:list-item>
                    <text:list-item>
                      <text:p text:style-name="P1"><text:span text:style-name="T2">Thanks! The slide deck and everything can be found on my GitHub.</text:span></text:p>
                    </text:list-item>
                  </text:list>
                </text:list-item>
                <text:list-item>
                  <text:p text:style-name="P1"><text:span text:style-name="T2">I think we have time for a quick Q&amp;A if there's any questions? 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0835in" fo:margin-bottom="0.0835in" loext:contextual-spacing="false" fo:line-height="100%" fo:keep-with-next="always"/>
      <style:text-properties style:font-name="Cambria" fo:font-family="Cambria" style:font-family-generic="roman" style:font-pitch="variable" fo:font-size="14pt" fo:font-style="italic" fo:font-weight="bold" style:font-name-asian="Cambria1" style:font-family-asian="Cambria" style:font-family-generic-asian="system" style:font-pitch-asian="variable" style:font-size-asian="14pt" style:font-style-asian="italic" style:font-weight-asian="bold" style:font-name-complex="Cambria1" style:font-family-complex="Cambria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ListLabel_20_1" style:display-name="ListLabel 1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196" meta:word-count="2751" meta:character-count="16315" meta:non-whitespace-character-count="13562"/>
    <meta:generator>LibreOfficeDev/6.0.5.2$Linux_X86_64 LibreOffice_project/</meta:generator>
  </office:meta>
</office:document-meta>
</file>